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0" style:parent-style-name="Normal" style:family="paragraph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asian="Times New Roman" style:font-name-complex="Times New Roman"/>
    </style:style>
    <style:style style:name="T12" style:parent-style-name="DefaultParagraphFont" style:family="text">
      <style:text-properties style:font-name="Times New Roman" style:font-name-asian="Times New Roman" style:font-name-complex="Times New Roman"/>
    </style:style>
    <style:style style:name="P13" style:parent-style-name="Normal" style:family="paragraph">
      <style:text-properties style:font-name="Times New Roman" style:font-name-complex="Times New Roman" fo:font-weight="bold" style:font-weight-asian="bold" fo:font-size="12pt" style:font-size-asian="12pt"/>
    </style:style>
    <style:style style:name="P14" style:parent-style-name="Normal" style:family="paragraph">
      <style:text-properties style:font-name="Times New Roman" style:font-name-complex="Times New Roman" fo:font-weight="bold" style:font-weight-asian="bold" fo:font-size="12pt" style:font-size-asian="12pt"/>
    </style:style>
    <style:style style:name="P15" style:parent-style-name="Normal" style:family="paragraph">
      <style:text-properties style:font-name="Times New Roman" style:font-name-complex="Times New Roman" fo:font-weight="bold" style:font-weight-asian="bold" fo:font-size="12pt" style:font-size-asian="12pt"/>
    </style:style>
    <style:style style:name="P16" style:parent-style-name="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Times New Roman" style:font-name-complex="Times New Roman" fo:font-weight="bold" style:font-weight-asian="bold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2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9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56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43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144" style:parent-style-name="Normal" style:family="paragraph">
      <style:text-properties style:font-name="Times New Roman" style:font-name-complex="Times New Roman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6" style:parent-style-name="Normal" style:family="paragraph">
      <style:text-properties style:font-name="Times New Roman" style:font-name-complex="Times New Roman"/>
    </style:style>
    <style:style style:name="P267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268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269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270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T2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72" style:parent-style-name="Normal" style:family="paragraph">
      <style:text-properties style:font-name="Times New Roman" style:font-name-complex="Times New Roman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92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293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294" style:parent-style-name="Normal" style:family="paragraph">
      <style:text-properties style:font-name="Times New Roman" style:font-name-complex="Times New Roman"/>
    </style:style>
    <style:style style:name="T29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97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298" style:parent-style-name="Normal" style:family="paragraph">
      <style:text-properties style:font-name="Times New Roman" style:font-name-complex="Times New Roman"/>
    </style:style>
    <style:style style:name="T2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11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P312" style:parent-style-name="Normal" style:family="paragraph">
      <style:text-properties style:font-name="Times New Roman" style:font-name-complex="Times New Roman"/>
    </style:style>
    <style:style style:name="T3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19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22" style:parent-style-name="Normal" style:family="paragraph">
      <style:text-properties style:font-name="Times New Roman" style:font-name-asian="Times New Roman" style:font-name-complex="Times New Roman" fo:font-size="12pt" style:font-size-asian="12pt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62" style:parent-style-name="Normal" style:family="paragraph">
      <style:text-properties style:font-name="Times New Roman" style:font-name-complex="Times New Roman"/>
    </style:style>
    <style:style style:name="T363" style:parent-style-name="DefaultParagraphFont" style:family="text">
      <style:text-properties style:font-name="Times New Roman" style:font-name-asian="Times New Roman" style:font-name-complex="Times New Roman"/>
    </style:style>
    <style:style style:name="T3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365" style:parent-style-name="Normal" style:family="paragraph">
      <style:text-properties style:font-name="Times New Roman" style:font-name-complex="Times New Roman"/>
    </style:style>
    <style:style style:name="T3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67" style:parent-style-name="Normal" style:family="paragraph">
      <style:text-properties style:font-name="Times New Roman" style:font-name-complex="Times New Roman"/>
    </style:style>
    <style:style style:name="T3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80" style:parent-style-name="Normal" style:family="paragraph">
      <style:text-properties style:font-name="Times New Roman" style:font-name-complex="Times New Roman"/>
    </style:style>
    <style:style style:name="T3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83" style:parent-style-name="Normal" style:family="paragraph">
      <style:text-properties style:font-name="Times New Roman" style:font-name-complex="Times New Roman"/>
    </style:style>
    <style:style style:name="T3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91" style:parent-style-name="Normal" style:family="paragraph">
      <style:text-properties style:font-name="Times New Roman" style:font-name-complex="Times New Roman"/>
    </style:style>
    <style:style style:name="P392" style:parent-style-name="Normal" style:family="paragraph">
      <style:text-properties style:font-name="Times New Roman" style:font-name-complex="Times New Roman"/>
    </style:style>
    <style:style style:name="P393" style:parent-style-name="Normal" style:family="paragraph">
      <style:text-properties style:font-name="Times New Roman" style:font-name-complex="Times New Roman"/>
    </style:style>
    <style:style style:name="P394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/>
      <text:p text:style-name="P2"><text:s text:c="2"/>ASSIGNMENT NO –<text:s/>3</text:p>
      <text:p text:style-name="P3"/>
      <text:p text:style-name="Normal"><text:span text:style-name="T4">ROLL NO -<text:s/></text:span><text:span text:style-name="T5">38</text:span><?opendocument cursor-position?></text:p>
      <text:p text:style-name="P6"/>
      <text:p text:style-name="Normal"><text:span text:style-name="T7">TITLE</text:span><text:span text:style-name="T8"><text:s/>-<text:s/></text:span><text:span text:style-name="T9">Design a distributed application using Message Passing Interface (MPI) for remote computation where client submits a string to the server and server returns the reverse of it to the client.</text:span></text:p>
      <text:p text:style-name="P10"/>
      <text:p text:style-name="Normal"><text:span text:style-name="T11">------------------------------------------------------------------------------------------------------------------</text:span><text:span text:style-name="T12">-------------</text:span></text:p>
      <text:p text:style-name="P13"/>
      <text:p text:style-name="P14">SOURCE CODE :<text:s/></text:p>
      <text:p text:style-name="P15"/>
      <text:p text:style-name="P16">server.c</text:p>
      <text:p text:style-name="P17"/>
      <text:p text:style-name="Normal"><text:span text:style-name="T18">#include &lt;stdlib.h&gt;</text:span></text:p>
      <text:p text:style-name="Normal"><text:span text:style-name="T19">#include &lt;stdio.h&gt;</text:span></text:p>
      <text:p text:style-name="Normal"><text:span text:style-name="T20">#include "mpi.h"</text:span></text:p>
      <text:p text:style-name="Normal"><text:span text:style-name="T21">#include&lt;string.h&gt;</text:span></text:p>
      <text:p text:style-name="Normal"><text:span text:style-name="T22">int main(int argc, char **argv)</text:span></text:p>
      <text:p text:style-name="Normal"><text:span text:style-name="T23">{</text:span></text:p>
      <text:p text:style-name="Normal"><text:span text:style-name="T24"><text:tab/>MPI_Comm client;</text:span></text:p>
      <text:p text:style-name="Normal"><text:span text:style-name="T25"><text:tab/>MP</text:span><text:span text:style-name="T26">I_Status status;</text:span></text:p>
      <text:p text:style-name="Normal"><text:span text:style-name="T27"><text:tab/>char port_name[MPI_MAX_PORT_NAME],str[50],ch,temp;</text:span></text:p>
      <text:p text:style-name="Normal"><text:span text:style-name="T28"><text:tab/>int size, again, i,j;</text:span></text:p>
      <text:p text:style-name="Normal"><text:span text:style-name="T29"><text:tab/>MPI_Init(&amp;argc, &amp;argv);</text:span></text:p>
      <text:p text:style-name="Normal"><text:span text:style-name="T30"><text:tab/>MPI_Comm_size(MPI_COMM_WORLD, &amp;size);</text:span></text:p>
      <text:p text:style-name="Normal"><text:span text:style-name="T31"><text:tab/>if (size != 1) {</text:span></text:p>
      <text:p text:style-name="Normal"><text:span text:style-name="T32"><text:tab/></text:span><text:span text:style-name="T33"><text:tab/>fprintf(stderr, "Server too big");</text:span></text:p>
      <text:p text:style-name="Normal"><text:span text:style-name="T34"><text:tab/></text:span><text:span text:style-name="T35"><text:tab/>exit(EXIT_FAILURE);</text:span></text:p>
      <text:p text:style-name="Normal"><text:span text:style-name="T36"><text:tab/>}</text:span></text:p>
      <text:p text:style-name="Normal"><text:span text:style-name="T37"><text:tab/>MPI_Open_port(MPI_I</text:span><text:span text:style-name="T38">NFO_NULL, port_name);</text:span></text:p>
      <text:p text:style-name="Normal"><text:span text:style-name="T39"><text:tab/>printf("Server available at port: %s\n", port_name);</text:span></text:p>
      <text:p text:style-name="Normal"><text:span text:style-name="T40"><text:tab/>i=0;</text:span></text:p>
      <text:p text:style-name="Normal"><text:span text:style-name="T41"><text:tab/>while (1) {</text:span></text:p>
      <text:p text:style-name="P42"><text:tab/><text:tab/>MPI_Comm_accept(port_name, MPI_INFO_NULL, 0, MPI_COMM_WORLD,<text:s/><text:s text:c="3"/></text:p>
      <text:p text:style-name="Normal"><text:span text:style-name="T43"><text:s text:c="23"/></text:span><text:span text:style-name="T44">&amp;client);</text:span></text:p>
      <text:p text:style-name="Normal"><text:span text:style-name="T45"><text:tab/></text:span><text:span text:style-name="T46"><text:tab/>again = 1;</text:span></text:p>
      <text:p text:style-name="Normal"><text:span text:style-name="T47"><text:tab/></text:span><text:span text:style-name="T48"><text:tab/>while (again) {</text:span></text:p>
      <text:p text:style-name="P49"><text:tab/><text:tab/><text:tab/>MPI_Recv(&amp;ch, 1, MPI_CHAR, MPI_ANY_SOURCE,</text:p>
      <text:p text:style-name="Normal"><text:span text:style-name="T50"><text:s text:c="35"/></text:span><text:span text:style-name="T51"><text:s/></text:span><text:span text:style-name="T52">MPI_ANY_TAG, client, &amp;status);</text:span></text:p>
      <text:p text:style-name="Normal"><text:span text:style-name="T53"><text:tab/></text:span><text:span text:style-name="T54"><text:tab/></text:span><text:span text:style-name="T55"><text:tab/>switch (status.MPI_TAG) {</text:span></text:p>
      <text:p text:style-name="P56"><text:tab/><text:tab/><text:tab/><text:tab/><text:s text:c="12"/></text:p>
      <text:p text:style-name="Normal"><text:span text:style-name="T57"><text:s text:c="50"/></text:span><text:span text:style-name="T58">case 0:</text:span></text:p>
      <text:p text:style-name="Normal"><text:span text:style-name="T59"><text:tab/></text:span><text:span text:style-name="T60"><text:tab/></text:span><text:span text:style-name="T61"><text:tab/></text:span><text:span text:style-name="T62"><text:tab/></text:span><text:span text:style-name="T63"><text:tab/>MPI_Comm_free(&amp;client);</text:span></text:p>
      <text:p text:style-name="Normal"><text:span text:style-name="T64"><text:tab/></text:span><text:span text:style-name="T65"><text:tab/></text:span><text:span text:style-name="T66"><text:tab/></text:span><text:span text:style-name="T67"><text:tab/></text:span><text:span text:style-name="T68"><text:tab/>MPI_Close_port(port_name);</text:span></text:p>
      <text:p text:style-name="Normal"><text:span text:style-name="T69"><text:tab/></text:span><text:span text:style-name="T70"><text:tab/></text:span><text:span text:style-name="T71"><text:tab/></text:span><text:span text:style-name="T72"><text:tab/></text:span><text:span text:style-name="T73"><text:tab/>MPI_Finalize();</text:span></text:p>
      <text:p text:style-name="Normal"><text:span text:style-name="T74"><text:tab/></text:span><text:span text:style-name="T75"><text:tab/></text:span><text:span text:style-name="T76"><text:tab/></text:span><text:span text:style-name="T77"><text:tab/></text:span><text:span text:style-name="T78"><text:tab/>return 0;</text:span></text:p>
      <text:p text:style-name="Normal"><text:span text:style-name="T79"><text:tab/></text:span><text:span text:style-name="T80"><text:tab/></text:span><text:span text:style-name="T81"><text:tab/></text:span><text:span text:style-name="T82"><text:tab/>case 1:</text:span></text:p>
      <text:p text:style-name="Normal"><text:span text:style-name="T83"><text:tab/></text:span><text:span text:style-name="T84"><text:tab/></text:span><text:span text:style-name="T85"><text:tab/></text:span><text:span text:style-name="T86"><text:tab/></text:span><text:span text:style-name="T87"><text:tab/>printf("\nReceived String: %s\n",str);</text:span></text:p>
      <text:p text:style-name="Normal"><text:span text:style-name="T88"><text:tab/></text:span><text:span text:style-name="T89"><text:tab/></text:span><text:span text:style-name="T90"><text:tab/></text:span><text:span text:style-name="T91"><text:tab/></text:span><text:span text:style-name="T92"><text:tab/>// reverse the string</text:span></text:p>
      <text:soft-page-break/>
      <text:p text:style-name="Normal"><text:span text:style-name="T93"><text:tab/></text:span><text:span text:style-name="T94"><text:tab/></text:span><text:span text:style-name="T95"><text:tab/></text:span><text:span text:style-name="T96"><text:tab/></text:span><text:span text:style-name="T97"><text:tab/>i = 0;</text:span></text:p>
      <text:p text:style-name="Normal"><text:span text:style-name="T98"><text:tab/></text:span><text:span text:style-name="T99"><text:tab/></text:span><text:span text:style-name="T100"><text:tab/></text:span><text:span text:style-name="T101"><text:tab/></text:span><text:span text:style-name="T102"><text:tab/>j = strlen(str) - 1;</text:span></text:p>
      <text:p text:style-name="Normal"><text:span text:style-name="T103"><text:tab/></text:span><text:span text:style-name="T104"><text:tab/></text:span><text:span text:style-name="T105"><text:tab/></text:span><text:span text:style-name="T106"><text:tab/></text:span><text:span text:style-name="T107"><text:tab/>while (i &lt; j) {</text:span></text:p>
      <text:p text:style-name="Normal"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temp = str[i];</text:span></text:p>
      <text:p text:style-name="Normal"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str[i] = str[j];</text:span></text:p>
      <text:p text:style-name="Normal"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str[j] = temp;</text:span></text:p>
      <text:p text:style-name="Normal"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i++;</text:span></text:p>
      <text:p text:style-name="Normal"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j--;</text:span></text:p>
      <text:p text:style-name="Normal"><text:span text:style-name="T138"><text:tab/></text:span><text:span text:style-name="T139"><text:tab/></text:span><text:span text:style-name="T140"><text:tab/></text:span><text:span text:style-name="T141"><text:tab/></text:span><text:span text:style-name="T142"><text:tab/>}</text:span></text:p>
      <text:p text:style-name="P143"><text:tab/><text:tab/><text:tab/><text:tab/><text:tab/>printf("\nReversed string is : %s\n",str);</text:p>
      <text:p text:style-name="P144"/>
      <text:p text:style-name="Normal"><text:span text:style-name="T145"><text:tab/></text:span><text:span text:style-name="T146"><text:tab/></text:span><text:span text:style-name="T147"><text:tab/></text:span><text:span text:style-name="T148"><text:tab/></text:span><text:span text:style-name="T149"><text:tab/>// send the reversed string to client (character by ch</text:span><text:span text:style-name="T150">aracter)</text:span></text:p>
      <text:p text:style-name="Normal"><text:span text:style-name="T151"><text:tab/></text:span><text:span text:style-name="T152"><text:tab/></text:span><text:span text:style-name="T153"><text:tab/></text:span><text:span text:style-name="T154"><text:tab/></text:span><text:span text:style-name="T155"><text:tab/>for (i = 0; i &lt; strlen(str); i++) {</text:span></text:p>
      <text:p text:style-name="Normal"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ch=str[i];</text:span></text:p>
      <text:p text:style-name="Normal"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MPI_Send(&amp;ch, 1, MPI_CHAR, 0, 2, client);</text:span></text:p>
      <text:p text:style-name="Normal"><text:span text:style-name="T168"><text:tab/></text:span><text:span text:style-name="T169"><text:tab/></text:span><text:span text:style-name="T170"><text:tab/></text:span><text:span text:style-name="T171"><text:tab/></text:span><text:span text:style-name="T172"><text:tab/>}</text:span></text:p>
      <text:p text:style-name="Normal"><text:span text:style-name="T173"><text:tab/></text:span><text:span text:style-name="T174"><text:tab/></text:span><text:span text:style-name="T175"><text:tab/></text:span><text:span text:style-name="T176"><text:tab/></text:span><text:span text:style-name="T177"><text:tab/>//send tag=1 to indicate end of string</text:span></text:p>
      <text:p text:style-name="Normal"><text:span text:style-name="T178"><text:tab/></text:span><text:span text:style-name="T179"><text:tab/></text:span><text:span text:style-name="T180"><text:tab/></text:span><text:span text:style-name="T181"><text:tab/></text:span><text:span text:style-name="T182"><text:tab/>MPI_Send(&amp;ch, 1, MPI_CHAR, 0, 1, client);</text:span></text:p>
      <text:p text:style-name="Normal"><text:span text:style-name="T183"><text:tab/></text:span><text:span text:style-name="T184"><text:tab/></text:span><text:span text:style-name="T185"><text:tab/></text:span><text:span text:style-name="T186"><text:tab/></text:span><text:span text:style-name="T187"><text:tab/>MPI_Comm_disconnect(&amp;client);</text:span><text:span text:style-name="T188"><text:tab/></text:span></text:p>
      <text:p text:style-name="Normal"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again = 0;</text:span></text:p>
      <text:p text:style-name="Normal"><text:span text:style-name="T195"><text:tab/></text:span><text:span text:style-name="T196"><text:tab/></text:span><text:span text:style-name="T197"><text:tab/></text:span><text:span text:style-name="T198"><text:tab/></text:span><text:span text:style-name="T199"><text:tab/>strcpy(str,"");</text:span></text:p>
      <text:p text:style-name="Normal"><text:span text:style-name="T200"><text:tab/></text:span><text:span text:style-name="T201"><text:tab/></text:span><text:span text:style-name="T202"><text:tab/></text:span><text:span text:style-name="T203"><text:tab/></text:span><text:span text:style-name="T204"><text:tab/>i=0;</text:span></text:p>
      <text:p text:style-name="Normal"><text:span text:style-name="T205"><text:tab/></text:span><text:span text:style-name="T206"><text:tab/></text:span><text:span text:style-name="T207"><text:tab/></text:span><text:span text:style-name="T208"><text:tab/></text:span><text:span text:style-name="T209"><text:tab/>break;</text:span></text:p>
      <text:p text:style-name="Normal"><text:span text:style-name="T210"><text:tab/></text:span><text:span text:style-name="T211"><text:tab/></text:span><text:span text:style-name="T212"><text:tab/></text:span><text:span text:style-name="T213"><text:tab/>case 2:</text:span></text:p>
      <text:p text:style-name="Normal"><text:span text:style-name="T214"><text:tab/></text:span><text:span text:style-name="T215"><text:tab/></text:span><text:span text:style-name="T216"><text:tab/></text:span><text:span text:style-name="T217"><text:tab/></text:span><text:span text:style-name="T218"><text:tab/>printf("Received character: %c\n", ch);</text:span></text:p>
      <text:p text:style-name="Normal"><text:span text:style-name="T219"><text:tab/></text:span><text:span text:style-name="T220"><text:tab/></text:span><text:span text:style-name="T221"><text:tab/></text:span><text:span text:style-name="T222"><text:tab/></text:span><text:span text:style-name="T223"><text:tab/>str[i]=ch;</text:span></text:p>
      <text:p text:style-name="Normal"><text:span text:style-name="T224"><text:tab/></text:span><text:span text:style-name="T225"><text:tab/></text:span><text:span text:style-name="T226"><text:tab/></text:span><text:span text:style-name="T227"><text:tab/></text:span><text:span text:style-name="T228"><text:tab/>i++;</text:span></text:p>
      <text:p text:style-name="Normal"><text:span text:style-name="T229"><text:tab/></text:span><text:span text:style-name="T230"><text:tab/></text:span><text:span text:style-name="T231"><text:tab/></text:span><text:span text:style-name="T232"><text:tab/></text:span><text:span text:style-name="T233"><text:tab/>// add null character at the end of string</text:span></text:p>
      <text:p text:style-name="Normal"><text:span text:style-name="T234"><text:tab/></text:span><text:span text:style-name="T235"><text:tab/></text:span><text:span text:style-name="T236"><text:tab/></text:span><text:span text:style-name="T237"><text:tab/></text:span><text:span text:style-name="T238"><text:tab/>str[i]='\0';</text:span></text:p>
      <text:p text:style-name="Normal"><text:span text:style-name="T239"><text:tab/></text:span><text:span text:style-name="T240"><text:tab/></text:span><text:span text:style-name="T241"><text:tab/></text:span><text:span text:style-name="T242"><text:tab/></text:span><text:span text:style-name="T243"><text:tab/>break;</text:span></text:p>
      <text:p text:style-name="Normal"><text:span text:style-name="T244"><text:tab/></text:span><text:span text:style-name="T245"><text:tab/></text:span><text:span text:style-name="T246"><text:tab/></text:span><text:span text:style-name="T247"><text:tab/>default:</text:span></text:p>
      <text:p text:style-name="Normal"><text:span text:style-name="T248"><text:tab/></text:span><text:span text:style-name="T249"><text:tab/></text:span><text:span text:style-name="T250"><text:tab/></text:span><text:span text:style-name="T251"><text:tab/></text:span><text:span text:style-name="T252"><text:tab/>/* Unexpected message t</text:span><text:span text:style-name="T253">ype */</text:span></text:p>
      <text:p text:style-name="Normal"><text:span text:style-name="T254"><text:tab/></text:span><text:span text:style-name="T255"><text:tab/></text:span><text:span text:style-name="T256"><text:tab/></text:span><text:span text:style-name="T257"><text:tab/></text:span><text:span text:style-name="T258"><text:tab/>MPI_Abort(MPI_COMM_WORLD, 1);</text:span></text:p>
      <text:p text:style-name="Normal"><text:span text:style-name="T259"><text:tab/></text:span><text:span text:style-name="T260"><text:tab/></text:span><text:span text:style-name="T261"><text:tab/>}</text:span></text:p>
      <text:p text:style-name="Normal"><text:span text:style-name="T262"><text:tab/></text:span><text:span text:style-name="T263"><text:tab/>}</text:span></text:p>
      <text:p text:style-name="Normal"><text:span text:style-name="T264"><text:tab/>}</text:span></text:p>
      <text:p text:style-name="Normal"><text:span text:style-name="T265">}</text:span></text:p>
      <text:p text:style-name="P266"/>
      <text:p text:style-name="P267"/>
      <text:p text:style-name="P268"/>
      <text:p text:style-name="P269"/>
      <text:p text:style-name="P270"/>
      <text:p text:style-name="Normal"><text:span text:style-name="T271">client.c</text:span></text:p>
      <text:p text:style-name="P272"/>
      <text:p text:style-name="Normal"><text:span text:style-name="T273">#include &lt;stdlib.h&gt;</text:span></text:p>
      <text:p text:style-name="Normal"><text:span text:style-name="T274">#include &lt;stdio.h&gt;</text:span></text:p>
      <text:p text:style-name="Normal"><text:span text:style-name="T275">#include &lt;string.h&gt;</text:span></text:p>
      <text:p text:style-name="Normal"><text:span text:style-name="T276">#include "mpi.h"</text:span></text:p>
      <text:p text:style-name="Normal"><text:span text:style-name="T277">int main( int argc, char **argv )</text:span></text:p>
      <text:p text:style-name="Normal"><text:span text:style-name="T278">{</text:span></text:p>
      <text:p text:style-name="Normal"><text:span text:style-name="T279"><text:tab/>MPI_Comm server;</text:span></text:p>
      <text:p text:style-name="Normal"><text:span text:style-name="T280"><text:tab/>MPI_Status status;</text:span></text:p>
      <text:soft-page-break/>
      <text:p text:style-name="Normal"><text:span text:style-name="T281"><text:tab/>char<text:s/></text:span><text:span text:style-name="T282">port_name[MPI_MAX_PORT_NAME],str[50],ch;</text:span></text:p>
      <text:p text:style-name="Normal"><text:span text:style-name="T283"><text:tab/>int i, tag,again;</text:span></text:p>
      <text:p text:style-name="Normal"><text:span text:style-name="T284"><text:tab/>if (argc &lt; 2) {</text:span></text:p>
      <text:p text:style-name="Normal"><text:span text:style-name="T285"><text:tab/></text:span><text:span text:style-name="T286"><text:tab/>fprintf(stderr, "server port name required.\n");</text:span></text:p>
      <text:p text:style-name="Normal"><text:span text:style-name="T287"><text:tab/></text:span><text:span text:style-name="T288"><text:tab/>exit(EXIT_FAILURE);</text:span></text:p>
      <text:p text:style-name="Normal"><text:span text:style-name="T289"><text:tab/>}</text:span></text:p>
      <text:p text:style-name="Normal"><text:span text:style-name="T290"><text:tab/>MPI_Init(&amp;argc, &amp;argv);</text:span></text:p>
      <text:p text:style-name="Normal"><text:span text:style-name="T291"><text:tab/>strcpy(port_name, argv[1]);</text:span></text:p>
      <text:p text:style-name="P292"><text:tab/>MPI_Comm_connect(port_name, MPI_INFO_NULL, 0, MPI_COMM_WORLD,<text:s/></text:p>
      <text:p text:style-name="P293"><text:s text:c="12"/>&amp;server);</text:p>
      <text:p text:style-name="P294"/>
      <text:p text:style-name="Normal"><text:span text:style-name="T295"><text:tab/>// accept input string</text:span></text:p>
      <text:p text:style-name="Normal"><text:span text:style-name="T296"><text:tab/>printf("\nEnter the string :\n");</text:span></text:p>
      <text:p text:style-name="P297"><text:tab/>scanf("%s",str);</text:p>
      <text:p text:style-name="P298"/>
      <text:p text:style-name="Normal"><text:span text:style-name="T299"><text:tab/>//send string to server (character by character)</text:span></text:p>
      <text:p text:style-name="Normal"><text:span text:style-name="T300"><text:tab/>for (i = 0; i &lt; strlen(str); i++) {</text:span></text:p>
      <text:p text:style-name="Normal"><text:span text:style-name="T301"><text:tab/></text:span><text:span text:style-name="T302"><text:tab/>if(str[i]!='\0')</text:span></text:p>
      <text:p text:style-name="Normal"><text:span text:style-name="T303"><text:tab/></text:span><text:span text:style-name="T304"><text:tab/></text:span><text:span text:style-name="T305">ch=str[i];</text:span></text:p>
      <text:p text:style-name="Normal"><text:span text:style-name="T306"><text:tab/></text:span><text:span text:style-name="T307"><text:tab/>tag=2;</text:span></text:p>
      <text:p text:style-name="Normal"><text:span text:style-name="T308"><text:tab/></text:span><text:span text:style-name="T309"><text:tab/>MPI_Send(&amp;ch, 1, MPI_CHA</text:span><text:span text:style-name="T310">R, 0, tag, server);</text:span></text:p>
      <text:p text:style-name="P311"><text:tab/>}</text:p>
      <text:p text:style-name="P312"/>
      <text:p text:style-name="Normal"><text:span text:style-name="T313"><text:tab/>// done sending string to the server</text:span></text:p>
      <text:p text:style-name="Normal"><text:span text:style-name="T314"><text:tab/>MPI_Send(&amp;i, 0, MPI_INT, 0, 1, server);</text:span></text:p>
      <text:p text:style-name="Normal"><text:span text:style-name="T315"><text:tab/>// Receive the reversed string from server and display it</text:span></text:p>
      <text:p text:style-name="Normal"><text:span text:style-name="T316"><text:tab/>i=0;</text:span></text:p>
      <text:p text:style-name="Normal"><text:span text:style-name="T317"><text:tab/>again=1;</text:span></text:p>
      <text:p text:style-name="Normal"><text:span text:style-name="T318"><text:tab/>while (again) {</text:span></text:p>
      <text:p text:style-name="P319"><text:tab/><text:tab/>MPI_Recv(&amp;ch, 1, MPI_CHAR, MPI_ANY_SOURCE, MPI_ANY_TAG, server,<text:s/><text:s text:c="2"/></text:p>
      <text:p text:style-name="Normal"><text:span text:style-name="T320"><text:s text:c="24"/></text:span><text:span text:style-name="T321">&amp;status);</text:span></text:p>
      <text:p text:style-name="P322"><text:tab/><text:tab/>switch (status.MPI_TAG)<text:s/></text:p>
      <text:p text:style-name="Normal"><text:span text:style-name="T323"><text:s text:c="30"/></text:span><text:span text:style-name="T324">{</text:span></text:p>
      <text:p text:style-name="Normal"><text:span text:style-name="T325"><text:tab/></text:span><text:span text:style-name="T326"><text:tab/></text:span><text:span text:style-name="T327"><text:tab/></text:span></text:p>
      <text:p text:style-name="Normal"><text:span text:style-name="T328"><text:tab/></text:span><text:span text:style-name="T329"><text:tab/></text:span><text:span text:style-name="T330"><text:tab/>case 1:</text:span></text:p>
      <text:p text:style-name="Normal"><text:span text:style-name="T331"><text:tab/></text:span><text:span text:style-name="T332"><text:tab/></text:span><text:span text:style-name="T333"><text:tab/></text:span><text:span text:style-name="T334"><text:tab/>again=0;</text:span></text:p>
      <text:p text:style-name="Normal"><text:span text:style-name="T335"><text:tab/></text:span><text:span text:style-name="T336"><text:tab/></text:span><text:span text:style-name="T337"><text:tab/></text:span><text:span text:style-name="T338"><text:tab/>break;</text:span></text:p>
      <text:p text:style-name="Normal"><text:span text:style-name="T339"><text:tab/></text:span><text:span text:style-name="T340"><text:tab/></text:span><text:span text:style-name="T341"><text:tab/>case 2:</text:span></text:p>
      <text:p text:style-name="Normal"><text:span text:style-name="T342"><text:tab/></text:span><text:span text:style-name="T343"><text:tab/></text:span><text:span text:style-name="T344"><text:tab/></text:span><text:span text:style-name="T345"><text:tab/>str[i]=ch;</text:span></text:p>
      <text:p text:style-name="Normal"><text:span text:style-name="T346"><text:tab/></text:span><text:span text:style-name="T347"><text:tab/></text:span><text:span text:style-name="T348"><text:tab/></text:span><text:span text:style-name="T349"><text:tab/>i++;</text:span></text:p>
      <text:p text:style-name="Normal"><text:span text:style-name="T350"><text:tab/></text:span><text:span text:style-name="T351"><text:tab/></text:span><text:span text:style-name="T352"><text:tab/></text:span><text:span text:style-name="T353"><text:tab/>break;</text:span></text:p>
      <text:p text:style-name="Normal"><text:span text:style-name="T354"><text:tab/></text:span><text:span text:style-name="T355"><text:tab/>}</text:span></text:p>
      <text:p text:style-name="Normal"><text:span text:style-name="T356"><text:tab/>}</text:span></text:p>
      <text:p text:style-name="Normal"><text:span text:style-name="T357"><text:tab/>printf("\nReversed string is : %s\n\n",str);</text:span></text:p>
      <text:p text:style-name="Normal"><text:span text:style-name="T358"><text:tab/>MPI_Comm_disconnect(&amp;server);</text:span></text:p>
      <text:p text:style-name="Normal"><text:span text:style-name="T359"><text:tab/>MPI_Finalize();</text:span></text:p>
      <text:p text:style-name="Normal"><text:span text:style-name="T360"><text:tab/>return 0;</text:span></text:p>
      <text:p text:style-name="Normal"><text:span text:style-name="T361">}</text:span></text:p>
      <text:p text:style-name="P362"/>
      <text:p text:style-name="Normal"><text:span text:style-name="T363">------------------------------------------------------------------------------------------------</text:span></text:p>
      <text:p text:style-name="Normal"><text:span text:style-name="T364">Output:</text:span></text:p>
      <text:p text:style-name="P365"/>
      <text:soft-page-break/>
      <text:p text:style-name="Normal"><text:span text:style-name="T366">Terminal 1:</text:span></text:p>
      <text:p text:style-name="P367"/>
      <text:p text:style-name="Normal"><text:span text:style-name="T368">it@it-mmt-04:~$ cd Desktop/BE-IT-46/SL-5-4/</text:span></text:p>
      <text:p text:style-name="Normal"><text:span text:style-name="T369">it@it-mmt-04:~/Desktop/BE-IT-46/SL-5-4$ mpicc server.c -o server</text:span></text:p>
      <text:p text:style-name="Normal"><text:span text:style-name="T370">it@it-mmt-04:~/Desktop/BE-IT</text:span><text:span text:style-name="T371">-46/SL-5-4$ mpicc client.c -o client</text:span></text:p>
      <text:p text:style-name="Normal"><text:span text:style-name="T372">it@it-mmt-04:~/Desktop/BE-IT-46/SL-5-4$ mpirun -np 1 ./server</text:span></text:p>
      <text:p text:style-name="Normal"><text:span text:style-name="T373">Server available at port: 2845245440.0;tcp://10.65.12.94:37299+2845245441.0;tcp://10.65.12.94:58897:300</text:span></text:p>
      <text:p text:style-name="Normal"><text:span text:style-name="T374">Received character: H</text:span></text:p>
      <text:p text:style-name="Normal"><text:span text:style-name="T375">Received character: e</text:span></text:p>
      <text:p text:style-name="Normal"><text:span text:style-name="T376">Received<text:s/></text:span><text:span text:style-name="T377">character: l</text:span></text:p>
      <text:p text:style-name="Normal"><text:span text:style-name="T378">Received character: l</text:span></text:p>
      <text:p text:style-name="Normal"><text:span text:style-name="T379">Received character: o</text:span></text:p>
      <text:p text:style-name="P380"/>
      <text:p text:style-name="Normal"><text:span text:style-name="T381">Received String: Hello</text:span></text:p>
      <text:p text:style-name="Normal"><text:span text:style-name="T382">Reversed string is : olleH</text:span></text:p>
      <text:p text:style-name="P383"/>
      <text:p text:style-name="Normal"><text:span text:style-name="T384">Terminal2:</text:span></text:p>
      <text:p text:style-name="Normal"><text:span text:style-name="T385">it@it-mmt-04:~/Desktop/BE-IT-46/SL-5-4$ mpirun -np 1 ./client ' 2845245440.0;tcp://10.65.12.94:37299+2845245441.0;tcp://10.65.12.94:5889</text:span><text:span text:style-name="T386">7:300'</text:span></text:p>
      <text:p text:style-name="Normal"><text:span text:style-name="T387">Enter the string :</text:span></text:p>
      <text:p text:style-name="Normal"><text:span text:style-name="T388">Hello</text:span></text:p>
      <text:p text:style-name="Normal"><text:span text:style-name="T389">Reversed string is : olleH</text:span></text:p>
      <text:p text:style-name="Normal"><text:span text:style-name="T390">it@it-mmt-04:~/Desktop/BE-IT-46/SL-5-4$</text:span></text:p>
      <text:p text:style-name="P391"/>
      <text:p text:style-name="P392"/>
      <text:p text:style-name="P393"/>
      <text:p text:style-name="P3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L-2</meta:initial-creator>
    <dc:creator>PL-2</dc:creator>
    <meta:creation-date>2018-03-29T12:21:00Z</meta:creation-date>
    <dc:date>2018-03-29T12:21:00Z</dc:date>
    <meta:print-date>2018-03-29T12:21:00Z</meta:print-date>
    <meta:template xlink:href="Normal" xlink:type="simple"/>
    <meta:editing-cycles>2</meta:editing-cycles>
    <meta:editing-duration>PT0S</meta:editing-duration>
    <meta:document-statistic meta:page-count="4" meta:paragraph-count="8" meta:word-count="649" meta:character-count="4343" meta:row-count="30" meta:non-whitespace-character-count="3702"/>
  </office:meta>
</office:document-meta>
</file>